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officeooo:rsid="001f70fa"/>
    </style:style>
    <style:style style:name="P2" style:family="paragraph" style:parent-style-name="Text_20_body">
      <style:paragraph-properties style:writing-mode="lr-tb"/>
    </style:style>
    <style:style style:name="T1" style:family="text">
      <style:text-properties style:font-name="sans-serif" fo:font-size="24.75pt"/>
    </style:style>
    <style:style style:name="T2" style:family="text">
      <style:text-properties style:font-name="sans-serif" fo:font-size="11.25pt"/>
    </style:style>
    <style:style style:name="T3" style:family="text">
      <style:text-properties style:font-name="sans-serif" fo:font-size="12pt"/>
    </style:style>
    <style:style style:name="T4" style:family="text">
      <style:text-properties style:font-name="sans-serif" fo:font-size="13.5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Dazu verwen-det man Restriktionsenzyme, die den DNA-Doppelstrang an bestimmten Stellen versetzt spalten. Dadurch entstehen Spaltstücke,die an den Enden eine kurze einsträngige Nucleotidsequenz tragen. Da diese Endgruppen an komplementäre Nucleotide überWasserstoffbrücken binden, nennt man sie sticky ends („klebrige Enden“). Für den Einbau der Fremd-DNA in ein Plasmid verwen-det man ein Restriktionsenzym, dessen Erkennungssequenz nur einmal im Plasmid vorkommt und das daher den Plasmidring nuran dieser Stelle öffnet. Man verwendet das gleiche Restriktionsenzym wie bei der Isolation des Gens, sodass die klebrigen Strang-Enden der Fremd-DNA und der Wirts-DNA gleich sind. Danach mischt man die Suspension der geöffneten Plasmide mit der Sus-pension der einzubauenden Fremd-DNA. Nach Zugabe eines Verknüpfungsenzyms, der DNA-Ligase kommt es zum Einbau indas Plasmid. Neben den Plasmiden mit Fremd-DNA entstehen auch wieder ursprüngliche Plasmide sowie Ringe, die nur aus derFremd-DNA bestehen. Die Suspension aller dieser Moleküle vermischt man anschließend mit plasmidfreien Bakterien, derenZellwände zuvor durch chemische Behandlung durchlässig gemacht wurden. Auf diese Weise erhält man Zellen mit Plasmiden mitFremd-DNA, mit Plasmiden ohne Fremd-DNA und mit Plasmiden, die ausschließlich aus Fremd-DNA bestehen. Daneben gibt eszahlreiche Bakterien, die keinen dieser DNA-Ringe aufgenommen haben. Die anschließende Selektion der Bakterien erfolgt mit-hilfe von Resistenzgenen.</text:span><text:span text:style-name="T4">Selektion von transgenen Bakterien </text:span><text:span text:style-name="T2">2530</text:span><text:span text:style-name="T3">Die Vektorplasmide tragen Resistenzgene gegen zwei Antibiotika, z. B. Ampicillin und Tetracyclin. Innerhalb des Resistenzgensgegen Tetracyclin befindet sich die Schnittstelle des verwendeten Restriktionsenzyms; hier wird also die fremde DNA eingebaut.Dadurch wird das Tetracyclin-Resistenzgen inaktiv. Die Zellen, welche das Plasmid mit Fremd-DNA aufgenommen haben, sindalso gegen Tetracyclin empfindlich und können sich auf einem Tetracyclin haltigen Nährboden nicht vermehren. Sie sind aberunempfindlich gegen Ampicillin. Alle Bakterien, die auf einem Nährboden mit Ampicillin wachsen, enthalten also entweder Plas-mide mit Fremd-DNA oder solche ohne Fremd-DNA. Bakterien, die nur Fremd-DNA-Ringe aufgenommen haben, wachsen aufkeinem der Nährböden mit Antibiotikum. Man überträgt nun Zellen aus den Klonen, die auf dem Nährboden mit Ampicillin wach-sen, auf einen solchen, der Tetracyclin enthält; dabei bedient man sich der Stempeltechnik. Auf dem Tetracyclin haltigen Nährbo-den vermehren sich nur die Bakterien, die ein Plasmid ohne Fremd-DNA aufgenommen haben und damit ein aktives Tetracyclin-Resistenzgen besitzen. Diejenigen Zellen, die auf der Tetracyclin-Platte nicht gedeihen, stammen aus Klonen mit der eingebautenfremden DNA. Diese Klone werden von der Ampicillin-Platte auf ein geeignetes Nährmedium übertragen und so vermehr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27T12:42:42.024000000</dc:date>
    <meta:editing-duration>PT1H34M50S</meta:editing-duration>
    <meta:editing-cycles>8</meta:editing-cycles>
    <meta:generator>LibreOffice/7.1.0.3$Windows_X86_64 LibreOffice_project/f6099ecf3d29644b5008cc8f48f42f4a40986e4c</meta:generator>
    <meta:document-statistic meta:table-count="0" meta:image-count="0" meta:object-count="0" meta:page-count="1" meta:paragraph-count="1" meta:word-count="364" meta:character-count="2863" meta:non-whitespace-character-count="2500"/>
  </office:meta>
</office:document-meta>
</file>